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C0000005001F44F900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7.59cm" svg:height="23.453cm" draw:z-index="0"><draw:image xlink:href="Pictures/10000000000003C0000005001F44F900.jpg" xlink:type="simple" xlink:show="embed" xlink:actuate="onLoad"/></draw:frame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SUS MARTINEZ LOPEZ</meta:initial-creator>
    <meta:creation-date>2023-02-25T19:31:00.75</meta:creation-date>
    <meta:document-statistic meta:table-count="0" meta:image-count="1" meta:object-count="0" meta:page-count="1" meta:paragraph-count="1" meta:word-count="0" meta:character-count="1"/>
    <dc:date>2023-02-25T19:32:36.77</dc:date>
    <dc:creator>JESUS MARTINEZ LOPEZ</dc:creator>
    <meta:editing-duration>PT1M37S</meta:editing-duration>
    <meta:editing-cycles>1</meta:editing-cycles>
    <meta:generator>OpenOffice/4.1.13$Win32 OpenOffice.org_project/4113m1$Build-9810</meta:generator>
  </office:meta>
</office:document-meta>
</file>